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3a1" officeooo:paragraph-rsid="001b33a1"/>
    </style:style>
    <style:style style:name="P2" style:family="paragraph" style:parent-style-name="Standard">
      <style:text-properties officeooo:rsid="001c73f4" officeooo:paragraph-rsid="001c73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RVER.C</text:p>
      <text:p text:style-name="P1"/>
      <text:p text:style-name="Standard">(administrator@administrator:~/ASS/ASS7_PARTB$ gcc assg7_server1.c </text:p>
      <text:p text:style-name="Standard"/>
      <text:p text:style-name="Standard">dministrator@administrator:~/YDF_ASS/ASS7_PARTB$ ./a.out</text:p>
      <text:p text:style-name="Standard"/>
      <text:p text:style-name="Standard"/>
      <text:p text:style-name="Standard">Server is Ready!!</text:p>
      <text:p text:style-name="Standard"/>
      <text:p text:style-name="Standard">Now data is available on shared memory!!</text:p>
      <text:p text:style-name="Standard"/>
      <text:p text:style-name="Standard"/>
      <text:p text:style-name="Standard">Server Terminated!!!</text:p>
      <text:p text:style-name="Standard"/>
      <text:p text:style-name="Standard">administrator@administrator:~/ASS/ASS7_PARTB$ ^C</text:p>
      <text:p text:style-name="Standard">administrator@administrator:~/ASS/ASS7_PARTB$ </text:p>
      <text:p text:style-name="Standard"/>
      <text:p text:style-name="Standard"/>
      <text:p text:style-name="Standard"/>
      <text:p text:style-name="P2">CLIENT.C</text:p>
      <text:p text:style-name="P2"/>
      <text:p text:style-name="P2"/>
      <text:p text:style-name="P2"/>
      <text:p text:style-name="P2">administrator@administrator:~/ASS/ASS7_PARTB$ gcc assg7_client1.c </text:p>
      <text:p text:style-name="P2">administrator@administrator:~/ASS/ASS7_PARTB$ ./a.out</text:p>
      <text:p text:style-name="P2"/>
      <text:p text:style-name="P2"/>
      <text:p text:style-name="P2">Client started reading</text:p>
      <text:p text:style-name="P2"/>
      <text:p text:style-name="P2">a<text:tab/>b<text:tab/>c<text:tab/>d<text:tab/>e<text:tab/>f<text:tab/>g<text:tab/>h<text:tab/>i<text:tab/>j<text:tab/>kl<text:tab/>m<text:tab/>n<text:tab/>o<text:tab/>p<text:tab/>q<text:tab/>r<text:tab/>s<text:tab/>t<text:tab/>u<text:tab/>vw<text:tab/>x<text:tab/>y<text:tab/>z<text:tab/></text:p>
      <text:p text:style-name="P2"/>
      <text:p text:style-name="P2"/>
      <text:p text:style-name="P2">Client Terminated!!!</text:p>
      <text:p text:style-name="P2"/>
      <text:p text:style-name="P2">(administrator@administrator:~/ASS/ASS7_PARTB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5:23:41.503802287</meta:creation-date>
    <dc:date>2022-11-07T15:26:12.418044381</dc:date>
    <meta:editing-duration>PT2M30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15" meta:word-count="57" meta:character-count="568" meta:non-whitespace-character-count="521"/>
  </office:meta>
</office:document-meta>
</file>